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min-height="4.131cm" fo:min-width="4.95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c000" draw:textarea-horizontal-align="left" draw:textarea-vertical-align="middle" draw:auto-grow-height="false" fo:min-height="4.134cm" fo:min-width="4.81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33ccff" draw:textarea-horizontal-align="left" draw:textarea-vertical-align="middle" draw:auto-grow-height="false" fo:min-height="3.52cm" fo:min-width="6.823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c99ff" draw:textarea-horizontal-align="left" draw:textarea-vertical-align="middle" draw:auto-grow-height="false" fo:min-height="3.518cm" fo:min-width="6.822cm" fo:padding-top="0.13cm" fo:padding-bottom="0.13cm" fo:padding-left="0.25cm" fo:padding-right="0.25cm" fo:wrap-option="no-wrap" draw:shadow-color="#808080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29cm"/>
      <style:paragraph-properties style:writing-mode="lr-tb"/>
    </style:style>
    <style:style style:name="P1" style:family="paragraph">
      <loext:graphic-properties draw:fill="solid" draw:fill-color="#00cc99"/>
      <style:paragraph-properties style:writing-mode="lr-tb" style:font-independent-line-spacing="true"/>
    </style:style>
    <style:style style:name="P2" style:family="paragraph">
      <loext:graphic-properties draw:fill="solid" draw:fill-color="#ffc000"/>
      <style:paragraph-properties style:writing-mode="lr-tb" style:font-independent-line-spacing="true"/>
    </style:style>
    <style:style style:name="P3" style:family="paragraph">
      <loext:graphic-properties draw:fill="solid" draw:fill-color="#33ccff"/>
      <style:paragraph-properties style:writing-mode="lr-tb" style:font-independent-line-spacing="true"/>
    </style:style>
    <style:style style:name="P4" style:family="paragraph">
      <loext:graphic-properties draw:fill="solid" draw:fill-color="#cc99ff"/>
      <style:paragraph-properties style:writing-mode="lr-tb" style:font-independent-line-spacing="true"/>
    </style:style>
    <style:style style:name="P5" style:family="paragraph">
      <loext:graphic-properties draw:fill-color="#ffffff"/>
    </style: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custom-shape draw:name="down" draw:style-name="gr1" draw:text-style-name="P1" draw:layer="layout" svg:width="10.001cm" svg:height="5.997cm" svg:x="0.697cm" svg:y="1.526cm">
          <text:p/>
          <draw:enhanced-geometry svg:viewBox="0 0 21600 21600" draw:glue-points="?f17 0 ?f16 ?f22 ?f12 ?f2 ?f8 ?f22 ?f14 ?f2" draw:text-areas="?f45 ?f47 ?f46 ?f48" draw:type="mso-spt105" draw:modifiers="12470 19211 14354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up" draw:style-name="gr2" draw:text-style-name="P2" draw:layer="layout" svg:width="9.996cm" svg:height="6.002cm" svg:x="0.728cm" svg:y="11.527cm">
          <text:p/>
          <draw:enhanced-geometry svg:viewBox="0 0 21600 21600" draw:glue-points="?f8 0 ?f11 ?f2 ?f15 0 ?f16 ?f21 ?f13 ?f2" draw:text-areas="?f41 ?f43 ?f42 ?f44" draw:type="mso-spt104" draw:modifiers="11644 18735 7200" draw:enhanced-path="B 0 ?f22 ?f3 ?f21 0 0 ?f4 ?f21 ?f14 ?f22 ?f1 ?f21 ?f7 ?f21 ?f12 ?f2 L ?f13 ?f2 ?f8 0 ?f11 ?f2 W 0 ?f22 ?f3 ?f21 ?f10 ?f2 ?f16 ?f24 ?f14 ?f22 ?f1 ?f21 ?f16 ?f24 ?f14 0 Z N B 0 ?f22 ?f3 ?f21 0 0 ?f4 ?f21 W ?f14 ?f22 ?f1 ?f21 ?f7 ?f21 ?f16 ?f24 ?f14 ?f22 ?f1 ?f21 ?f16 ?f24 ?f14 0 W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draw:custom-shape draw:name="right" draw:style-name="gr3" draw:text-style-name="P3" draw:layer="layout" svg:width="10.001cm" svg:height="6.002cm" svg:x="14.702cm" svg:y="1.521cm">
          <text:p/>
          <draw:enhanced-geometry svg:viewBox="0 0 21600 21600" draw:glue-points="0 ?f17 ?f2 ?f14 ?f22 ?f8 ?f2 ?f12 ?f22 ?f16" draw:text-areas="?f47 ?f45 ?f48 ?f46" draw:type="mso-spt102" draw:modifiers="10800 19868 17280" draw:enhanced-path="B 0 0 ?f23 ?f3 ?f22 0 0 ?f4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draw:custom-shape draw:name="left" draw:style-name="gr4" draw:text-style-name="P4" draw:layer="layout" svg:width="10.002cm" svg:height="5.997cm" svg:x="14.662cm" svg:y="11.527cm">
          <text:p/>
          <draw:enhanced-geometry svg:viewBox="0 0 21600 21600" draw:glue-points="0 ?f15 ?f2 ?f11 0 ?f8 ?f2 ?f13 ?f21 ?f16" draw:text-areas="?f43 ?f41 ?f44 ?f42" draw:type="mso-spt103" draw:modifiers="10800 19868 4320" draw:enhanced-path="V ?f22 0 ?f21 ?f3 0 0 ?f21 ?f4 ?f22 ?f14 ?f21 ?f1 ?f21 ?f7 ?f2 ?f12 L ?f2 ?f13 0 ?f8 ?f2 ?f11 A ?f22 0 ?f21 ?f3 ?f2 ?f10 ?f24 ?f16 ?f22 ?f14 ?f21 ?f1 ?f24 ?f16 0 ?f14 Z N V ?f22 0 ?f21 ?f3 0 0 ?f21 ?f4 A ?f22 ?f14 ?f21 ?f1 ?f21 ?f7 ?f24 ?f16 ?f22 ?f14 ?f21 ?f1 ?f24 ?f16 0 ?f14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left $0" draw:handle-range-x-minimum="0" draw:handle-range-x-maximum="10800" draw:handle-range-y-minimum="?f37" draw:handle-range-y-maximum="?f27"/>
            <draw:handle draw:handle-position="left $1" draw:handle-range-x-minimum="0" draw:handle-range-x-maximum="10800" draw:handle-range-y-minimum="?f25" draw:handle-range-y-maximum="?f20"/>
            <draw:handle draw:handle-position="$2 21600" draw:handle-range-x-minimum="0" draw:handle-range-x-maximum="?f40" draw:handle-range-y-minimum="3375" draw:handle-range-y-maximum="21600"/>
          </draw:enhanced-geometry>
        </draw:custom-shape>
        <presentation:notes draw:style-name="dp2">
          <draw:page-thumbnail draw:style-name="gr5" draw:layer="layout" svg:width="7.142cm" svg:height="9.524cm" svg:x="5.953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MS PGothic" style:font-family-asian="'MS P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S PGothic" style:font-family-asian="'MS P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pitch="variable" fo:font-size="44pt" fo:font-style="normal" fo:text-shadow="none" style:text-underline-style="none" fo:font-weight="normal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00cc99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Mgr3" draw:text-style-name="MP5" draw:layer="backgroundobjects" svg:width="5.292cm" svg:height="1.27cm" svg:x="1.905cm" svg:y="17.35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8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Kein Folientitel</dc:title>
    <meta:initial-creator>Regina Henschel</meta:initial-creator>
    <meta:creation-date>2022-04-20T21:10:52.057000000</meta:creation-date>
    <dc:creator>Regina Henschel</dc:creator>
    <dc:date>2022-04-28T19:22:05.525000000</dc:date>
    <meta:editing-cycles>4</meta:editing-cycles>
    <meta:editing-duration>PT1M22S</meta:editing-duration>
    <meta:document-statistic meta:object-count="23"/>
    <meta:generator>LO71/7.1.5.2$Windows_X86_64 LibreOffice_project/85f04e9f809797b8199d13c421bd8a2b025d52b5</meta:generator>
  </office:meta>
</office:document-meta>
</file>